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ing">
      <style:paragraph-properties fo:text-align="center" style:justify-single-word="false"/>
      <style:text-properties fo:font-size="20pt" style:text-underline-style="solid" style:text-underline-width="auto" style:text-underline-color="font-color" style:font-size-asian="17.5pt" style:font-size-complex="20pt"/>
    </style:style>
    <style:style style:name="P2" style:family="paragraph" style:parent-style-name="Heading">
      <style:paragraph-properties fo:text-align="center" style:justify-single-word="false"/>
      <style:text-properties fo:font-size="32pt" style:text-underline-style="solid" style:text-underline-width="auto" style:text-underline-color="font-color" style:font-size-asian="32pt" style:font-size-complex="32pt"/>
    </style:style>
    <style:style style:name="P3" style:family="paragraph" style:parent-style-name="Text_20_body">
      <style:paragraph-properties fo:text-align="center" style:justify-single-word="false"/>
      <style:text-properties fo:font-size="20pt" style:text-underline-style="solid" style:text-underline-width="auto" style:text-underline-color="font-color" style:font-size-asian="17.5pt" style:font-size-complex="20pt"/>
    </style:style>
    <style:style style:name="P4" style:family="paragraph" style:parent-style-name="Text_20_body">
      <style:paragraph-properties fo:text-align="center" style:justify-single-word="false"/>
      <style:text-properties fo:font-size="16pt" style:text-underline-style="none" style:font-size-asian="14pt" style:font-size-complex="16pt"/>
    </style:style>
    <style:style style:name="P5" style:family="paragraph" style:parent-style-name="Text_20_body">
      <style:paragraph-properties fo:text-align="start" style:justify-single-word="false"/>
      <style:text-properties fo:font-size="16pt" style:text-underline-style="none" style:font-size-asian="14pt" style:font-size-complex="16pt"/>
    </style:style>
    <style:style style:name="P6" style:family="paragraph" style:parent-style-name="Text_20_body">
      <style:paragraph-properties fo:text-align="start" style:justify-single-word="false"/>
      <style:text-properties fo:font-size="12pt" style:text-underline-style="none" style:font-size-asian="10.5pt" style:font-size-complex="12pt"/>
    </style:style>
    <style:style style:name="P7" style:family="paragraph" style:parent-style-name="Text_20_body">
      <style:paragraph-properties fo:text-align="start" style:justify-single-word="false"/>
      <style:text-properties fo:font-size="14pt" style:text-underline-style="none" style:font-size-asian="12.25pt" style:font-size-complex="14pt"/>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fo:break-before="page"/>
      <style:text-properties fo:font-size="16pt" style:text-underline-style="none" style:font-size-asian="14pt" style:font-size-complex="16pt"/>
    </style:style>
    <style:style style:name="T1" style:family="text">
      <style:text-properties fo:font-size="12pt" style:text-underline-style="none" style:font-size-asian="10.5pt" style:font-size-complex="12pt"/>
    </style:style>
    <style:style style:name="T2" style:family="text">
      <style:text-properties fo:font-size="12pt" style:text-underline-style="none" fo:font-weight="bold" style:font-size-asian="10.5pt" style:font-weight-asian="bold" style:font-size-complex="12pt" style:font-weight-complex="bold"/>
    </style:style>
    <style:style style:name="T3" style:family="text">
      <style:text-properties fo:font-size="12pt" fo:font-style="normal" style:text-underline-style="solid" style:text-underline-width="auto" style:text-underline-color="font-color" style:font-size-asian="10.5pt" style:font-style-asian="normal" style:font-size-complex="12pt" style:font-style-complex="normal"/>
    </style:style>
    <style:style style:name="T4" style:family="text">
      <style:text-properties fo:font-size="12pt" style:text-underline-style="solid" style:text-underline-width="auto" style:text-underline-color="font-color"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Double D Resolutions</text:p>
      <text:p text:style-name="P3"/>
      <text:p text:style-name="P3"/>
      <text:p text:style-name="P4">Planung und Umsetzung einer Online-Dienstplanverwaltung</text:p>
      <text:p text:style-name="P4"/>
      <text:p text:style-name="P4"/>
      <text:p text:style-name="P4">Projektbeteiligte: Hans Daniel, Daniel Zeltner</text:p>
      <text:p text:style-name="P4">Projektzeitraum: 02.03. - 06.03.15</text:p>
      <text:p text:style-name="P4"/>
      <text:p text:style-name="P9">Projektauftrag</text:p>
      <text:p text:style-name="P7">Online-Schulsanitätsdienst-Dienstplan</text:p>
      <text:p text:style-name="P7"/>
      <text:p text:style-name="P6">Der Dienstplan stellt dar, welche Schüler an welchen Tagen im Dienst sind und auch ihren Dienst angetreten haben. Den Dienstplan ansehen darf jeder, ändern nur ein Berechtigter.</text:p>
      <text:p text:style-name="P6">Am Schuljahresanfang melden sich Schüler und Lehrer aus verschiedenen Klassen zum Dienst. Sie tragen ihre Kontaktdaten und Anwesenheitszeiten in die dafür vorgesehen Formulare ein. </text:p>
      <text:p text:style-name="P6">Aus diesen Anwesenheitszeiten werden vom Dienstleiter Dienstpläne erstellt.</text:p>
      <text:p text:style-name="P6">Die diensthabenden Sanitäter holen sich bei den Sekretärinnen ein Diensthandy ab. Dieses wird für sie ein und ausgebucht. Es muss möglich sein die Handys für jeden anwesenden Sanitäter zu buchen um des auch im Krankheitsfall abzudecken.</text:p>
      <text:p text:style-name="P6"/>
      <text:p text:style-name="P5">Beiliegende Dateien</text:p>
      <text:p text:style-name="P6">ERDiagramm.pdf<text:line-break/>Klassendiagramm.pdf<text:line-break/>setup20150306.sql<text:line-break/>UseCase.pdf</text:p>
      <text:p text:style-name="P5"/>
      <text:p text:style-name="P5">Anleitung</text:p>
      <text:p text:style-name="P6">Mit der Datei setup20150306.sql kann die Datenbank erzeugt werden.</text:p>
      <text:p text:style-name="P6">Über localhost/zeitplan/index.php kommt man zur Startseite. Dort wird der Dienstplan der aktuellen Woche angezeigt. Über das Dropdownmenü können alle Wochen, für die ein Dienstplan existiert ausgewählt werden.</text:p>
      <text:p text:style-name="P6">Über den Button „Login“ kommt man zur Login-Maske. Hier kann man sich als Sanitäter, Dienstleiter oder Sekretärin anmelden.</text:p>
      <text:p text:style-name="P6">Testzugänge:</text:p>
      <text:p text:style-name="P8"><text:span text:style-name="T1">Sanitäter → User: j.gall@bs-erlangen.de, Passwort: miep</text:span></text:p>
      <text:p text:style-name="P8"><text:span text:style-name="T1">Dienstleiter → User: hans.daniel@bs-erlangen.de, Passwort: miep</text:span></text:p>
      <text:p text:style-name="P8"><text:span text:style-name="T1">Sekretärin → User: sekretariat@bs-erlange.de, Passwort: miep</text:span></text:p>
      <text:p text:style-name="P8"><text:span text:style-name="T1"/></text:p>
      <text:p text:style-name="P8"><text:span text:style-name="T1">Funktionen der Rollen:</text:span></text:p>
      <text:p text:style-name="P8"><text:span text:style-name="T2">Sanitäter:</text:span><text:span text:style-name="T1"><text:line-break/><text:tab/></text:span><text:span text:style-name="T3">Anwesenheit</text:span><text:span text:style-name="T1">: Der User kann pro Kalenderwoche die Tage auswählen an denen er Anwesend ist.<text:line-break/><text:tab/></text:span><text:span text:style-name="T4">Persönliche Daten ändern:</text:span><text:span text:style-name="T1"> Der User kann Name, Email, Passwort, etc. ändern.</text:span></text:p>
      <text:p text:style-name="P8"><text:span text:style-name="T2">Dienstleiter:</text:span><text:span text:style-name="T1"><text:line-break/><text:tab/></text:span><text:span text:style-name="T4">Dienstplan bearbeiten:</text:span><text:span text:style-name="T1"> Der User kann abhängig von den Anwesenheiten der Sanitäter den Dienstplan bearbeiten.</text:span></text:p>
      <text:p text:style-name="P8"><text:span text:style-name="T1"><text:tab/></text:span><text:span text:style-name="T4">Sanitäter hinzufügen:</text:span><text:span text:style-name="T1"> Der User kann neue Sanitäter ins System aufnehmen.<text:line-break/><text:tab/></text:span><text:span text:style-name="T4">Persönliche Daten ändern:</text:span><text:span text:style-name="T1"> Der User kann Name, Email, Passwort, etc. ändern.</text:span></text:p>
      <text:p text:style-name="P8"><text:soft-page-break/><text:span text:style-name="T2">Sanitäter:</text:span><text:span text:style-name="T1"><text:line-break/><text:tab/></text:span><text:span text:style-name="T3">Handy bearbeiten</text:span><text:span text:style-name="T1">: Der User den Sanitätern ein Handy zuweisen.<text:line-break/><text:tab/></text:span><text:span text:style-name="T4">Persönliche Daten ändern:</text:span><text:span text:style-name="T1"> Der User kann Name, Email, Passwort, etc. änd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10:46:06</meta:creation-date>
    <dc:date>2015-03-06T11:47:35</dc:date>
    <meta:editing-duration>PT45M49S</meta:editing-duration>
    <meta:editing-cycles>3</meta:editing-cycles>
    <meta:generator>LibreOffice/3.5$Linux_x86 LibreOffice_project/350m1$Build-2</meta:generator>
    <meta:document-statistic meta:table-count="0" meta:image-count="0" meta:object-count="0" meta:page-count="3" meta:paragraph-count="25" meta:word-count="280" meta:character-count="2178" meta:non-whitespace-character-count="1915"/>
  </office:meta>
</office:document-meta>
</file>